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18620" calcext:value-type="float">
            <text:p>11862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20630" calcext:value-type="float">
            <text:p>12063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73956" calcext:value-type="float">
            <text:p>73956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1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2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000" calcext:value-type="float">
            <text:p>19140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2000" calcext:value-type="float">
            <text:p>191200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69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59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upload/iblock/427/Gosudarstvennyj_doklad_o_sostoyanii_okruzhayushej_sredy_v_RK_v_2008_godu.pdf</text:p>
          </table:table-cell>
          <table:table-cell office:value-type="string" calcext:value-type="string">
            <text:p>Табл. 1.4 на с. 21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upload/iblock/53b/Gosudarstvennyj_doklad_o_sostoyanii_okruzhayushej_sredy_v_RK_v_2009_godu.pdf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1e7/Gosudarstvennyj_doklad_o_sostoyanii_okruzhayushej_sredy_v_RK_v_2010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8be/Gosudarstvennyj_doklad_o_sostoyanii_okruzhayushej_sredy_v_RK_v_2011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4c2/Gosudarstvennyj_doklad_o_sostoyanii_okruzhayushej_sredy_v_RK_v_2012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c0/Gosudarstvennyj_doklad_o_sostoyanii_okruzhayushej_sredy_v_RK_v_2013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45/Gosudarstvennyj_doklad_o_sostoyanii_okruzhayushej_sredy_v_RK_v_2014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a9d/Gosudarstvennyj_doklad_o_sostoyanii_okruzhayushej_sredy_v_RK_v_2015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917/Gosudarstvennyj_doklad_o_sostoyanii_okruzhayushej_sredy_v_RK_2016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d15/Gosdoklad_2017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20c/Gosdoklad_2018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8db27567a95332da7f1b16749ecd85ef/doklad_2012.pdf?LoadFile=1</text:p>
          </table:table-cell>
          <table:table-cell office:value-type="string" calcext:value-type="string">
            <text:p>Таблица 120 на с. 210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9a25df5b96a3755d166f910602ce6e83/Doklad_2013_v2.pdf?LoadFile=1</text:p>
          </table:table-cell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76dc9a7ac21464294d2db26f64727cfa/Doklad_2014.pdf?LoadFile=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b3180655aef7b95a08df0a3f1def1ece/%D0%94%D0%9E%D0%9A%D0%9B%D0%90%D0%942015_v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af1c7fa574d5a29ff3d89db933606f67/Doklad_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85e9d60d131e8a95e3d74f1a086740ca/Doklad_2017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384f462435bdaf81b24467a7cdcff979/Doklad_2018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59220/</text:p>
          </table:table-cell>
          <table:table-cell office:value-type="string" calcext:value-type="string">
            <text:p>В госдокладах нет данных о выбросах диоксида серы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0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1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8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77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4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5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6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120188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5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2"/>
          <table:table-cell office:value-type="string" calcext:value-type="string">
            <text:p>https://ecology.bashkortostan.ru/presscenter/lectures/18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https://ecology.bashkortostan.ru/presscenter/lectures/17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https://ecology.bashkortostan.ru/presscenter/lectures/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ecology.bashkortostan.ru/presscenter/lectures/22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2"/>
          <table:table-cell office:value-type="string" calcext:value-type="string">
            <text:p>https://ecology.bashkortostan.ru/presscenter/lectures/24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https://ecology.bashkortostan.ru/presscenter/lectures/26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https://ecology.bashkortostan.ru/presscenter/lectures/488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https://ecology.bashkortostan.ru/presscenter/lectures/1168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https://ecology.bashkortostan.ru/presscenter/lectures/1300/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wp-content/uploads/2018/12/doklad2013.pdf</text:p>
          </table:table-cell>
          <table:table-cell office:value-type="string" calcext:value-type="string">
            <text:p>Таблица 2.2 на с. 349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wp-content/uploads/2018/12/NEW_DOKLAD-2014.pdf</text:p>
          </table:table-cell>
          <table:table-cell office:value-type="string" calcext:value-type="string">
            <text:p>Таблица 6.1 на с. 335–336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wp-content/uploads/2018/12/%D0%94%D0%BE%D0%BA%D0%BB%D0%B0%D0%B4-2015.pdf</text:p>
          </table:table-cell>
          <table:table-cell office:value-type="string" calcext:value-type="string">
            <text:p>Таблица 6.1 на с. 301–302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wp-content/uploads/2018/12/%D0%94%D0%BE%D0%BA%D0%BB%D0%B0%D0%B42016-11.pdf</text:p>
          </table:table-cell>
          <table:table-cell office:value-type="string" calcext:value-type="string">
            <text:p>Таблица 6.1 на с. 316–317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wp-content/uploads/2018/12/doklad_20172.pdf</text:p>
          </table:table-cell>
          <table:table-cell office:value-type="string" calcext:value-type="string">
            <text:p>Таблица 6.1 на с. 336–337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wp-content/uploads/2019/09/do%D1%81lad-2018.pdf</text:p>
          </table:table-cell>
          <table:table-cell office:value-type="string" calcext:value-type="string">
            <text:p>Таблица 6.1 на с. 331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kuzbasseco.ru/wp-content/uploads/2020/06/gd2019.pdf</text:p>
          </table:table-cell>
          <table:table-cell office:value-type="string" calcext:value-type="string">
            <text:p>В госдокладе нет данных по Новокузнецку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admlr.lipetsk.ru/rus/app/adm/dep_eco/doclad_2012.pdf</text:p>
          </table:table-cell>
          <table:table-cell office:value-type="string" calcext:value-type="string">
            <text:p>«Битая» ссылка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.347" calcext:value-type="float">
            <text:p>0,347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eco_passport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npa/1275_sogl_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working/ohrana/Report2008.doc</text:p>
          </table:table-cell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65782.329" calcext:value-type="float">
            <text:p>65782,329</text:p>
          </table:table-cell>
          <table:table-cell office:value-type="string" calcext:value-type="string">
            <text:p>https://irkobl.ru/sites/ecology/news/Doklad2008.pdf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82692.286" calcext:value-type="float">
            <text:p>82692,286</text:p>
          </table:table-cell>
          <table:table-cell office:value-type="string" calcext:value-type="string">
            <text:p>https://irkobl.ru/sites/ecology/news/GZakaz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94153.81" calcext:value-type="float">
            <text:p>94153,81</text:p>
          </table:table-cell>
          <table:table-cell office:value-type="string" calcext:value-type="string">
            <text:p>https://irkobl.ru/sites/ecology/working/woter/aukzion/doklad2011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31956.933" calcext:value-type="float">
            <text:p>131956,933</text:p>
          </table:table-cell>
          <table:table-cell office:value-type="string" calcext:value-type="string">
            <text:p>https://irkobl.ru/sites/ecology/working/chast1.pdf https://irkobl.ru/sites/ecology/working/chast2.pdf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 Госдоклад в двух частях, поэтому две ссылки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State%20report%202013.pdf</text:p>
          </table:table-cell>
          <table:table-cell office:value-type="string" calcext:value-type="string">
            <text:p>«Битая» ссылка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GosDoklad_Final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91094.257" calcext:value-type="float">
            <text:p>91094,257</text:p>
          </table:table-cell>
          <table:table-cell office:value-type="string" calcext:value-type="string">
            <text:p>https://irkobl.ru/sites/ecology/%D0%94%D0%BE%D0%BA%D0%BB%D0%B0%D0%B4_2015.pdf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BC%D0%B0%D0%BA%D0%B5%D1%8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93%D0%94_2017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0863.613" calcext:value-type="float">
            <text:p>110863,613</text:p>
          </table:table-cell>
          <table:table-cell office:value-type="string" calcext:value-type="string">
            <text:p>https://irkobl.ru/region/ecology/%D0%93%D0%BE%D1%81%D0%B4%D0%BE%D0%BA%D0%BB%D0%B0%D0%B4_2018.pdf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region/ecology/%D0%B3%D0%BE%D1%81%D0%B4%D0%BE%D0%BA%D0%BB%D0%B0%D0%B4_%D0%B8%D1%82%D0%BE%D0%B3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6 на с. 17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6 на с. 18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12 на с. 26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9 на с. 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5 на с. 15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5 на с. 14–15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8 на с. 20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7 на с. 22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evero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3480" calcext:value-type="float">
            <text:p>3348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7330" calcext:value-type="float">
            <text:p>3733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7504" calcext:value-type="float">
            <text:p>37504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27280.33" calcext:value-type="float">
            <text:p>27280,33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.246" calcext:value-type="float">
            <text:p>26324,246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.052" calcext:value-type="float">
            <text:p>26132,05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3.702" calcext:value-type="float">
            <text:p>24273,702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.282" calcext:value-type="float">
            <text:p>27690,282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3.68" calcext:value-type="float">
            <text:p>26293,68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</table:table>
      <table:table table:name="Лист2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Nic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 office:value-type="string" calcext:value-type="string">
            <text:p>Norilsk</text:p>
          </table:table-cell>
          <table:table-cell office:value-type="string" calcext:value-type="string">
            <text:p>Krasnoyarsk region</text:p>
          </table:table-cell>
          <table:table-cell office:value-type="string" calcext:value-type="string">
            <text:p>http://www.mpr.krskstate.ru/envir/page5849</text:p>
          </table:table-cell>
        </table:table-row>
        <table:table-row table:style-name="ro2">
          <table:table-cell table:style-name="Default" office:value-type="string" calcext:value-type="string">
            <text:p>Kostomuksha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http://ecology.gov.karelia.ru/about/5511/</text:p>
          </table:table-cell>
        </table:table-row>
        <table:table-row table:style-name="ro2">
          <table:table-cell table:style-name="Default" office:value-type="string" calcext:value-type="string">
            <text:p>Severodvinsk</text:p>
          </table:table-cell>
          <table:table-cell office:value-type="string" calcext:value-type="string">
            <text:p>Arkhangelsk region</text:p>
          </table:table-cell>
          <table:table-cell office:value-type="string" calcext:value-type="string">
            <text:p>https://dvinaland.ru/gov/iogv/minlpk/docList/</text:p>
          </table:table-cell>
        </table:table-row>
        <table:table-row table:style-name="ro2">
          <table:table-cell table:style-name="Default" office:value-type="string" calcext:value-type="string">
            <text:p>Serov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rasnouralsk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5</text:p>
          </table:table-cell>
        </table:table-row>
        <table:table-row table:style-name="ro1">
          <table:table-cell office:value-type="string" calcext:value-type="string">
            <text:p>Kirovograd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6</text:p>
          </table:table-cell>
        </table:table-row>
        <table:table-row table:style-name="ro1">
          <table:table-cell office:value-type="string" calcext:value-type="string">
            <text:p>Ufaleynikel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https://www.mos.ru/eco/documents/doklady/</text:p>
          </table:table-cell>
        </table:table-row>
        <table:table-row table:style-name="ro1">
          <table:table-cell office:value-type="string" calcext:value-type="string">
            <text:p>Karabash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Ufa</text:p>
          </table:table-cell>
          <table:table-cell office:value-type="string" calcext:value-type="string">
            <text:p>Bashkortostan</text:p>
          </table:table-cell>
          <table:table-cell office:value-type="string" calcext:value-type="string">
            <text:p>https://ecology.bashkortostan.ru/presscenter/lectures/</text:p>
          </table:table-cell>
        </table:table-row>
        <table:table-row table:style-name="ro1">
          <table:table-cell office:value-type="string" calcext:value-type="string">
            <text:p>Ryazan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Ryazanskaja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Novokuznetsk</text:p>
          </table:table-cell>
          <table:table-cell office:value-type="string" calcext:value-type="string">
            <text:p>Kemerovo region</text:p>
          </table:table-cell>
          <table:table-cell office:value-type="string" calcext:value-type="string">
            <text:p>http://kuzbasseco.ru/doklady/o-sostoyanii-okruzhayushhej-sredy-kemerovskoj-oblasti/</text:p>
          </table:table-cell>
        </table:table-row>
        <table:table-row table:style-name="ro1">
          <table:table-cell office:value-type="string" calcext:value-type="string">
            <text:p>Magnitogor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Novokuybshevsk</text:p>
          </table:table-cell>
          <table:table-cell office:value-type="string" calcext:value-type="string">
            <text:p>Samara region</text:p>
          </table:table-cell>
          <table:table-cell office:value-type="string" calcext:value-type="string">
            <text:p>http://www.priroda.samregion.ru/environmental_protection/state_report/</text:p>
          </table:table-cell>
        </table:table-row>
        <table:table-row table:style-name="ro1">
          <table:table-cell office:value-type="string" calcext:value-type="string">
            <text:p>Lipetsk</text:p>
          </table:table-cell>
          <table:table-cell office:value-type="string" calcext:value-type="string">
            <text:p>Lipetsk region</text:p>
          </table:table-cell>
          <table:table-cell office:value-type="string" calcext:value-type="string">
            <text:p>http://ekolip.ru/folder1/</text:p>
          </table:table-cell>
        </table:table-row>
        <table:table-row table:style-name="ro1">
          <table:table-cell office:value-type="string" calcext:value-type="string">
            <text:p>Angarsk</text:p>
          </table:table-cell>
          <table:table-cell office:value-type="string" calcext:value-type="string">
            <text:p>Irkutsk region</text:p>
          </table:table-cell>
          <table:table-cell office:value-type="string" calcext:value-type="string">
            <text:p>https://irkobl.ru/sites/ecology/picture/</text:p>
          </table:table-cell>
        </table:table-row>
        <table:table-row table:style-name="ro1">
          <table:table-cell office:value-type="string" calcext:value-type="string">
            <text:p>Orenburg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Mednog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.00.0000</text:date>, <text:time style:data-style-name="N2" text:time-value="10:37:30.16232487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7T17:42:25.495436589</dc:date>
    <dc:creator>Anonymous  </dc:creator>
    <meta:editing-duration>PT22H58M44S</meta:editing-duration>
    <meta:editing-cycles>96</meta:editing-cycles>
    <meta:generator>LibreOffice/6.2.4.2$Linux_X86_64 LibreOffice_project/20$Build-2</meta:generator>
    <meta:document-statistic meta:table-count="2" meta:cell-count="1768" meta:object-count="0"/>
  </office:meta>
</office:document-meta>
</file>